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65.59pt"/>
    </style:style>
    <style:style style:name="co5" style:family="table-column">
      <style:table-column-properties fo:break-before="auto" style:column-width="53.2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15.97pt" svg:y="210.64pt">
            <draw:object draw:notify-on-update-of-ranges="Sheet1.I1:Sheet1.I1 Sheet1.I2:Sheet1.I16 Sheet1.M1:Sheet1.M1 Sheet1.M2:Sheet1.M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eference SPL Distance: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Distance (feet)</text:p>
          </table:table-cell>
          <table:table-cell office:value-type="string" calcext:value-type="string">
            <text:p>Distance (m)</text:p>
          </table:table-cell>
          <table:table-cell office:value-type="string" calcext:value-type="string">
            <text:p>Time (round trip)</text:p>
          </table:table-cell>
          <table:table-cell/>
          <table:table-cell office:value-type="string" calcext:value-type="string">
            <text:p>Signal Amplitude</text:p>
          </table:table-cell>
          <table:table-cell/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string" calcext:value-type="string">
            <text:p>Reference SPL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B(A)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formula="of:=([.G2]*12)*0.0254" office:value-type="float" office:value="0.1524" calcext:value-type="float">
            <text:p>0.1524</text:p>
          </table:table-cell>
          <table:table-cell table:style-name="ce5" table:formula="of:=[.H2]/343*2*1000" office:value-type="float" office:value="0.888629737609329" calcext:value-type="float">
            <text:p>0.89</text:p>
          </table:table-cell>
          <table:table-cell office:value-type="string" calcext:value-type="string">
            <text:p>ms</text:p>
          </table:table-cell>
          <table:table-cell table:formula="of:=[.$B$11]*10^(([.$B$2]-20*LOG10([.H2]/[.$B$1]))/20)*[.$B$8]*1000" office:value-type="float" office:value="88.1386275026905" calcext:value-type="float">
            <text:p>88.1386275026905</text:p>
          </table:table-cell>
          <table:table-cell office:value-type="string" calcext:value-type="string">
            <text:p>mV</text:p>
          </table:table-cell>
          <table:table-cell table:formula="of:=[.$B$5]/([.K2]/1000)" office:value-type="float" office:value="37.4410186940938" calcext:value-type="float">
            <text:p>37.4410186940938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Sensor Sensitivity: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dbV/uMBar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G3]*12)*0.0254" office:value-type="float" office:value="0.3048" calcext:value-type="float">
            <text:p>0.3048</text:p>
          </table:table-cell>
          <table:table-cell table:style-name="ce5" table:formula="of:=[.H3]/343*2*1000" office:value-type="float" office:value="1.77725947521866" calcext:value-type="float">
            <text:p>1.78</text:p>
          </table:table-cell>
          <table:table-cell office:value-type="string" calcext:value-type="string">
            <text:p>ms</text:p>
          </table:table-cell>
          <table:table-cell table:formula="of:=[.$B$11]*10^(([.$B$2]-20*LOG10([.H3]/[.$B$1]))/20)*[.$B$8]*1000" office:value-type="float" office:value="44.0693137513452" calcext:value-type="float">
            <text:p>44.0693137513452</text:p>
          </table:table-cell>
          <table:table-cell office:value-type="string" calcext:value-type="string">
            <text:p>mV</text:p>
          </table:table-cell>
          <table:table-cell table:formula="of:=[.$B$5]/([.K3]/1000)" office:value-type="float" office:value="74.8820373881875" calcext:value-type="float">
            <text:p>74.8820373881875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Query Distance: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G4]*12)*0.0254" office:value-type="float" office:value="0.6096" calcext:value-type="float">
            <text:p>0.6096</text:p>
          </table:table-cell>
          <table:table-cell table:style-name="ce5" table:formula="of:=[.H4]/343*2*1000" office:value-type="float" office:value="3.55451895043732" calcext:value-type="float">
            <text:p>3.55</text:p>
          </table:table-cell>
          <table:table-cell office:value-type="string" calcext:value-type="string">
            <text:p>ms</text:p>
          </table:table-cell>
          <table:table-cell table:formula="of:=[.$B$11]*10^(([.$B$2]-20*LOG10([.H4]/[.$B$1]))/20)*[.$B$8]*1000" office:value-type="float" office:value="22.0346568756727" calcext:value-type="float">
            <text:p>22.0346568756727</text:p>
          </table:table-cell>
          <table:table-cell office:value-type="string" calcext:value-type="string">
            <text:p>mV</text:p>
          </table:table-cell>
          <table:table-cell table:formula="of:=[.$B$5]/([.K4]/1000)" office:value-type="float" office:value="149.764074776375" calcext:value-type="float">
            <text:p>149.764074776375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Target Voltage Range: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([.G5]*12)*0.0254" office:value-type="float" office:value="0.9144" calcext:value-type="float">
            <text:p>0.9144</text:p>
          </table:table-cell>
          <table:table-cell table:style-name="ce5" table:formula="of:=[.H5]/343*2*1000" office:value-type="float" office:value="5.33177842565598" calcext:value-type="float">
            <text:p>5.33</text:p>
          </table:table-cell>
          <table:table-cell office:value-type="string" calcext:value-type="string">
            <text:p>ms</text:p>
          </table:table-cell>
          <table:table-cell table:formula="of:=[.$B$11]*10^(([.$B$2]-20*LOG10([.H5]/[.$B$1]))/20)*[.$B$8]*1000" office:value-type="float" office:value="14.6897712504484" calcext:value-type="float">
            <text:p>14.6897712504484</text:p>
          </table:table-cell>
          <table:table-cell office:value-type="string" calcext:value-type="string">
            <text:p>mV</text:p>
          </table:table-cell>
          <table:table-cell table:formula="of:=[.$B$5]/([.K5]/1000)" office:value-type="float" office:value="224.646112164562" calcext:value-type="float">
            <text:p>224.646112164562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([.G6]*12)*0.0254" office:value-type="float" office:value="1.2192" calcext:value-type="float">
            <text:p>1.2192</text:p>
          </table:table-cell>
          <table:table-cell table:style-name="ce5" table:formula="of:=[.H6]/343*2*1000" office:value-type="float" office:value="7.10903790087464" calcext:value-type="float">
            <text:p>7.11</text:p>
          </table:table-cell>
          <table:table-cell office:value-type="string" calcext:value-type="string">
            <text:p>ms</text:p>
          </table:table-cell>
          <table:table-cell table:formula="of:=[.$B$11]*10^(([.$B$2]-20*LOG10([.H6]/[.$B$1]))/20)*[.$B$8]*1000" office:value-type="float" office:value="11.0173284378363" calcext:value-type="float">
            <text:p>11.0173284378363</text:p>
          </table:table-cell>
          <table:table-cell office:value-type="string" calcext:value-type="string">
            <text:p>mV</text:p>
          </table:table-cell>
          <table:table-cell table:formula="of:=[.$B$5]/([.K6]/1000)" office:value-type="float" office:value="299.52814955275" calcext:value-type="float">
            <text:p>299.52814955275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([.G7]*12)*0.0254" office:value-type="float" office:value="1.524" calcext:value-type="float">
            <text:p>1.524</text:p>
          </table:table-cell>
          <table:table-cell table:style-name="ce5" table:formula="of:=[.H7]/343*2*1000" office:value-type="float" office:value="8.8862973760933" calcext:value-type="float">
            <text:p>8.89</text:p>
          </table:table-cell>
          <table:table-cell office:value-type="string" calcext:value-type="string">
            <text:p>ms</text:p>
          </table:table-cell>
          <table:table-cell table:formula="of:=[.$B$11]*10^(([.$B$2]-20*LOG10([.H7]/[.$B$1]))/20)*[.$B$8]*1000" office:value-type="float" office:value="8.81386275026905" calcext:value-type="float">
            <text:p>8.81386275026905</text:p>
          </table:table-cell>
          <table:table-cell office:value-type="string" calcext:value-type="string">
            <text:p>mV</text:p>
          </table:table-cell>
          <table:table-cell table:formula="of:=[.$B$5]/([.K7]/1000)" office:value-type="float" office:value="374.410186940938" calcext:value-type="float">
            <text:p>374.410186940938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SPL Reference Pressure: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uBa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8]*12)*0.0254" office:value-type="float" office:value="3.048" calcext:value-type="float">
            <text:p>3.048</text:p>
          </table:table-cell>
          <table:table-cell table:style-name="ce5" table:formula="of:=[.H8]/343*2*1000" office:value-type="float" office:value="17.7725947521866" calcext:value-type="float">
            <text:p>17.77</text:p>
          </table:table-cell>
          <table:table-cell office:value-type="string" calcext:value-type="string">
            <text:p>ms</text:p>
          </table:table-cell>
          <table:table-cell table:formula="of:=[.$B$11]*10^(([.$B$2]-20*LOG10([.H8]/[.$B$1]))/20)*[.$B$8]*1000" office:value-type="float" office:value="4.40693137513452" calcext:value-type="float">
            <text:p>4.40693137513452</text:p>
          </table:table-cell>
          <table:table-cell office:value-type="string" calcext:value-type="string">
            <text:p>mV</text:p>
          </table:table-cell>
          <table:table-cell table:formula="of:=[.$B$5]/([.K8]/1000)" office:value-type="float" office:value="748.820373881875" calcext:value-type="float">
            <text:p>748.820373881875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Query SPL:</text:p>
          </table:table-cell>
          <table:table-cell table:formula="of:=[.B2]-20*LOG10([.B4]/[.B1])" office:value-type="float" office:value="120.882725754322" calcext:value-type="float">
            <text:p>120.882725754322</text:p>
          </table:table-cell>
          <table:table-cell office:value-type="string" calcext:value-type="string">
            <text:p>dB(A)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G9]*12)*0.0254" office:value-type="float" office:value="4.572" calcext:value-type="float">
            <text:p>4.572</text:p>
          </table:table-cell>
          <table:table-cell table:style-name="ce5" table:formula="of:=[.H9]/343*2*1000" office:value-type="float" office:value="26.6588921282799" calcext:value-type="float">
            <text:p>26.66</text:p>
          </table:table-cell>
          <table:table-cell office:value-type="string" calcext:value-type="string">
            <text:p>ms</text:p>
          </table:table-cell>
          <table:table-cell table:formula="of:=[.$B$11]*10^(([.$B$2]-20*LOG10([.H9]/[.$B$1]))/20)*[.$B$8]*1000" office:value-type="float" office:value="2.93795425008969" calcext:value-type="float">
            <text:p>2.93795425008969</text:p>
          </table:table-cell>
          <table:table-cell office:value-type="string" calcext:value-type="string">
            <text:p>mV</text:p>
          </table:table-cell>
          <table:table-cell table:formula="of:=[.$B$5]/([.K9]/1000)" office:value-type="float" office:value="1123.23056082281" calcext:value-type="float">
            <text:p>1123.23056082281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Query uBar:</text:p>
          </table:table-cell>
          <table:table-cell table:formula="of:=10^([.B9]/20)*[.B8]" office:value-type="float" office:value="221.394222515885" calcext:value-type="float">
            <text:p>221.394222515885</text:p>
          </table:table-cell>
          <table:table-cell office:value-type="string" calcext:value-type="string">
            <text:p>uBar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([.G10]*12)*0.0254" office:value-type="float" office:value="6.096" calcext:value-type="float">
            <text:p>6.096</text:p>
          </table:table-cell>
          <table:table-cell table:style-name="ce5" table:formula="of:=[.H10]/343*2*1000" office:value-type="float" office:value="35.5451895043732" calcext:value-type="float">
            <text:p>35.55</text:p>
          </table:table-cell>
          <table:table-cell office:value-type="string" calcext:value-type="string">
            <text:p>ms</text:p>
          </table:table-cell>
          <table:table-cell table:formula="of:=[.$B$11]*10^(([.$B$2]-20*LOG10([.H10]/[.$B$1]))/20)*[.$B$8]*1000" office:value-type="float" office:value="2.20346568756727" calcext:value-type="float">
            <text:p>2.20346568756727</text:p>
          </table:table-cell>
          <table:table-cell office:value-type="string" calcext:value-type="string">
            <text:p>mV</text:p>
          </table:table-cell>
          <table:table-cell table:formula="of:=[.$B$5]/([.K10]/1000)" office:value-type="float" office:value="1497.64074776375" calcext:value-type="float">
            <text:p>1497.64074776375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Sensitivity:</text:p>
          </table:table-cell>
          <table:table-cell table:formula="of:=10^([.B3]/20)" office:value-type="float" office:value="0.000398107170553497" calcext:value-type="float">
            <text:p>0.000398107170553</text:p>
          </table:table-cell>
          <table:table-cell table:style-name="ce2" office:value-type="string" calcext:value-type="string">
            <text:p>uVolts/uBar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([.G11]*12)*0.0254" office:value-type="float" office:value="7.62" calcext:value-type="float">
            <text:p>7.62</text:p>
          </table:table-cell>
          <table:table-cell table:style-name="ce5" table:formula="of:=[.H11]/343*2*1000" office:value-type="float" office:value="44.4314868804665" calcext:value-type="float">
            <text:p>44.43</text:p>
          </table:table-cell>
          <table:table-cell office:value-type="string" calcext:value-type="string">
            <text:p>ms</text:p>
          </table:table-cell>
          <table:table-cell table:formula="of:=[.$B$11]*10^(([.$B$2]-20*LOG10([.H11]/[.$B$1]))/20)*[.$B$8]*1000" office:value-type="float" office:value="1.76277255005381" calcext:value-type="float">
            <text:p>1.76277255005381</text:p>
          </table:table-cell>
          <table:table-cell office:value-type="string" calcext:value-type="string">
            <text:p>mV</text:p>
          </table:table-cell>
          <table:table-cell table:formula="of:=[.$B$5]/([.K11]/1000)" office:value-type="float" office:value="1872.05093470469" calcext:value-type="float">
            <text:p>1872.05093470469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Signal Amplitude:</text:p>
          </table:table-cell>
          <table:table-cell table:formula="of:=[.B11]*[.B10]*1000" office:value-type="float" office:value="88.1386275026905" calcext:value-type="float">
            <text:p>88.1386275026905</text:p>
          </table:table-cell>
          <table:table-cell office:value-type="string" calcext:value-type="string">
            <text:p>millivolts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([.G12]*12)*0.0254" office:value-type="float" office:value="9.144" calcext:value-type="float">
            <text:p>9.144</text:p>
          </table:table-cell>
          <table:table-cell table:style-name="ce5" table:formula="of:=[.H12]/343*2*1000" office:value-type="float" office:value="53.3177842565598" calcext:value-type="float">
            <text:p>53.32</text:p>
          </table:table-cell>
          <table:table-cell office:value-type="string" calcext:value-type="string">
            <text:p>ms</text:p>
          </table:table-cell>
          <table:table-cell table:formula="of:=[.$B$11]*10^(([.$B$2]-20*LOG10([.H12]/[.$B$1]))/20)*[.$B$8]*1000" office:value-type="float" office:value="1.46897712504484" calcext:value-type="float">
            <text:p>1.46897712504484</text:p>
          </table:table-cell>
          <table:table-cell office:value-type="string" calcext:value-type="string">
            <text:p>mV</text:p>
          </table:table-cell>
          <table:table-cell table:formula="of:=[.$B$5]/([.K12]/1000)" office:value-type="float" office:value="2246.46112164562" calcext:value-type="float">
            <text:p>2246.46112164562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([.G13]*12)*0.0254" office:value-type="float" office:value="12.192" calcext:value-type="float">
            <text:p>12.192</text:p>
          </table:table-cell>
          <table:table-cell table:style-name="ce5" table:formula="of:=[.H13]/343*2*1000" office:value-type="float" office:value="71.0903790087464" calcext:value-type="float">
            <text:p>71.09</text:p>
          </table:table-cell>
          <table:table-cell office:value-type="string" calcext:value-type="string">
            <text:p>ms</text:p>
          </table:table-cell>
          <table:table-cell table:formula="of:=[.$B$11]*10^(([.$B$2]-20*LOG10([.H13]/[.$B$1]))/20)*[.$B$8]*1000" office:value-type="float" office:value="1.10173284378363" calcext:value-type="float">
            <text:p>1.10173284378363</text:p>
          </table:table-cell>
          <table:table-cell office:value-type="string" calcext:value-type="string">
            <text:p>mV</text:p>
          </table:table-cell>
          <table:table-cell table:formula="of:=[.$B$5]/([.K13]/1000)" office:value-type="float" office:value="2995.2814955275" calcext:value-type="float">
            <text:p>2995.2814955275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Gain Required:</text:p>
          </table:table-cell>
          <table:table-cell table:formula="of:=[.B5]/([.B12]/1000)" office:value-type="float" office:value="37.4410186940938" calcext:value-type="float">
            <text:p>37.4410186940938</text:p>
          </table:table-cell>
          <table:table-cell office:value-type="string" calcext:value-type="string">
            <text:p>V/V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([.G14]*12)*0.0254" office:value-type="float" office:value="13.716" calcext:value-type="float">
            <text:p>13.716</text:p>
          </table:table-cell>
          <table:table-cell table:style-name="ce5" table:formula="of:=[.H14]/343*2*1000" office:value-type="float" office:value="79.9766763848397" calcext:value-type="float">
            <text:p>79.98</text:p>
          </table:table-cell>
          <table:table-cell office:value-type="string" calcext:value-type="string">
            <text:p>ms</text:p>
          </table:table-cell>
          <table:table-cell table:formula="of:=[.$B$11]*10^(([.$B$2]-20*LOG10([.H14]/[.$B$1]))/20)*[.$B$8]*1000" office:value-type="float" office:value="0.979318083363228" calcext:value-type="float">
            <text:p>0.979318083363228</text:p>
          </table:table-cell>
          <table:table-cell office:value-type="string" calcext:value-type="string">
            <text:p>mV</text:p>
          </table:table-cell>
          <table:table-cell table:formula="of:=[.$B$5]/([.K14]/1000)" office:value-type="float" office:value="3369.69168246843" calcext:value-type="float">
            <text:p>3369.69168246843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formula="of:=([.G15]*12)*0.0254" office:value-type="float" office:value="15.24" calcext:value-type="float">
            <text:p>15.24</text:p>
          </table:table-cell>
          <table:table-cell table:style-name="ce5" table:formula="of:=[.H15]/343*2*1000" office:value-type="float" office:value="88.862973760933" calcext:value-type="float">
            <text:p>88.86</text:p>
          </table:table-cell>
          <table:table-cell office:value-type="string" calcext:value-type="string">
            <text:p>ms</text:p>
          </table:table-cell>
          <table:table-cell table:formula="of:=[.$B$11]*10^(([.$B$2]-20*LOG10([.H15]/[.$B$1]))/20)*[.$B$8]*1000" office:value-type="float" office:value="0.881386275026905" calcext:value-type="float">
            <text:p>0.881386275026905</text:p>
          </table:table-cell>
          <table:table-cell office:value-type="string" calcext:value-type="string">
            <text:p>mV</text:p>
          </table:table-cell>
          <table:table-cell table:formula="of:=[.$B$5]/([.K15]/1000)" office:value-type="float" office:value="3744.10186940938" calcext:value-type="float">
            <text:p>3744.10186940938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([.G16]*12)*0.0254" office:value-type="float" office:value="18.288" calcext:value-type="float">
            <text:p>18.288</text:p>
          </table:table-cell>
          <table:table-cell table:style-name="ce5" table:formula="of:=[.H16]/343*2*1000" office:value-type="float" office:value="106.63556851312" calcext:value-type="float">
            <text:p>106.64</text:p>
          </table:table-cell>
          <table:table-cell office:value-type="string" calcext:value-type="string">
            <text:p>ms</text:p>
          </table:table-cell>
          <table:table-cell table:formula="of:=[.$B$11]*10^(([.$B$2]-20*LOG10([.H16]/[.$B$1]))/20)*[.$B$8]*1000" office:value-type="float" office:value="0.734488562522422" calcext:value-type="float">
            <text:p>0.734488562522422</text:p>
          </table:table-cell>
          <table:table-cell office:value-type="string" calcext:value-type="string">
            <text:p>mV</text:p>
          </table:table-cell>
          <table:table-cell table:formula="of:=[.$B$5]/([.K16]/1000)" office:value-type="float" office:value="4492.92224329125" calcext:value-type="float">
            <text:p>4492.92224329125</text:p>
          </table:table-cell>
          <table:table-cell office:value-type="string" calcext:value-type="string">
            <text:p>V/V</text:p>
          </table:table-cell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0"/>
          <table:table-cell table:formula="of:=[.K2]*20" office:value-type="float" office:value="1762.77255005381" calcext:value-type="float">
            <text:p>1762.77255005381</text:p>
          </table:table-cell>
          <table:table-cell/>
          <table:table-cell table:formula="of:=[.M2]/20" office:value-type="float" office:value="1.87205093470469" calcext:value-type="float">
            <text:p>1.87205093470469</text:p>
          </table:table-cell>
          <table:table-cell/>
        </table:table-row>
        <table:table-row table:style-name="ro1">
          <table:table-cell table:number-columns-repeated="10"/>
          <table:table-cell table:formula="of:=[.K3]*20" office:value-type="float" office:value="881.386275026904" calcext:value-type="float">
            <text:p>881.386275026904</text:p>
          </table:table-cell>
          <table:table-cell/>
          <table:table-cell table:formula="of:=[.M3]/20" office:value-type="float" office:value="3.74410186940938" calcext:value-type="float">
            <text:p>3.74410186940938</text:p>
          </table:table-cell>
          <table:table-cell/>
        </table:table-row>
        <table:table-row table:style-name="ro1">
          <table:table-cell table:number-columns-repeated="10"/>
          <table:table-cell table:formula="of:=[.K4]*20" office:value-type="float" office:value="440.693137513453" calcext:value-type="float">
            <text:p>440.693137513453</text:p>
          </table:table-cell>
          <table:table-cell/>
          <table:table-cell table:formula="of:=[.M4]/20" office:value-type="float" office:value="7.48820373881874" calcext:value-type="float">
            <text:p>7.48820373881874</text:p>
          </table:table-cell>
          <table:table-cell/>
        </table:table-row>
        <table:table-row table:style-name="ro1">
          <table:table-cell table:number-columns-repeated="10"/>
          <table:table-cell table:formula="of:=[.K5]*20" office:value-type="float" office:value="293.795425008969" calcext:value-type="float">
            <text:p>293.795425008969</text:p>
          </table:table-cell>
          <table:table-cell/>
          <table:table-cell table:formula="of:=[.M5]/20" office:value-type="float" office:value="11.2323056082281" calcext:value-type="float">
            <text:p>11.2323056082281</text:p>
          </table:table-cell>
          <table:table-cell/>
        </table:table-row>
        <table:table-row table:style-name="ro1">
          <table:table-cell table:number-columns-repeated="10"/>
          <table:table-cell table:formula="of:=[.K6]*20" office:value-type="float" office:value="220.346568756727" calcext:value-type="float">
            <text:p>220.346568756727</text:p>
          </table:table-cell>
          <table:table-cell/>
          <table:table-cell table:formula="of:=[.M6]/20" office:value-type="float" office:value="14.9764074776375" calcext:value-type="float">
            <text:p>14.9764074776375</text:p>
          </table:table-cell>
          <table:table-cell/>
        </table:table-row>
        <table:table-row table:style-name="ro1">
          <table:table-cell table:number-columns-repeated="10"/>
          <table:table-cell table:formula="of:=[.K7]*20" office:value-type="float" office:value="176.277255005381" calcext:value-type="float">
            <text:p>176.277255005381</text:p>
          </table:table-cell>
          <table:table-cell/>
          <table:table-cell table:formula="of:=[.M7]/20" office:value-type="float" office:value="18.7205093470469" calcext:value-type="float">
            <text:p>18.7205093470469</text:p>
          </table:table-cell>
          <table:table-cell/>
        </table:table-row>
        <table:table-row table:style-name="ro1">
          <table:table-cell table:number-columns-repeated="10"/>
          <table:table-cell table:formula="of:=[.K8]*20" office:value-type="float" office:value="88.1386275026905" calcext:value-type="float">
            <text:p>88.1386275026905</text:p>
          </table:table-cell>
          <table:table-cell/>
          <table:table-cell table:formula="of:=[.M8]/20" office:value-type="float" office:value="37.4410186940938" calcext:value-type="float">
            <text:p>37.4410186940938</text:p>
          </table:table-cell>
          <table:table-cell/>
        </table:table-row>
        <table:table-row table:style-name="ro1">
          <table:table-cell table:number-columns-repeated="10"/>
          <table:table-cell table:formula="of:=[.K9]*20" office:value-type="float" office:value="58.7590850017937" calcext:value-type="float">
            <text:p>58.7590850017937</text:p>
          </table:table-cell>
          <table:table-cell/>
          <table:table-cell table:formula="of:=[.M9]/20" office:value-type="float" office:value="56.1615280411406" calcext:value-type="float">
            <text:p>56.1615280411406</text:p>
          </table:table-cell>
          <table:table-cell/>
        </table:table-row>
        <table:table-row table:style-name="ro1">
          <table:table-cell table:number-columns-repeated="10"/>
          <table:table-cell table:formula="of:=[.K10]*20" office:value-type="float" office:value="44.0693137513453" calcext:value-type="float">
            <text:p>44.0693137513453</text:p>
          </table:table-cell>
          <table:table-cell/>
          <table:table-cell table:formula="of:=[.M10]/20" office:value-type="float" office:value="74.8820373881874" calcext:value-type="float">
            <text:p>74.8820373881874</text:p>
          </table:table-cell>
          <table:table-cell/>
        </table:table-row>
        <table:table-row table:style-name="ro1">
          <table:table-cell table:number-columns-repeated="10"/>
          <table:table-cell table:formula="of:=[.K11]*20" office:value-type="float" office:value="35.2554510010762" calcext:value-type="float">
            <text:p>35.2554510010762</text:p>
          </table:table-cell>
          <table:table-cell/>
          <table:table-cell table:formula="of:=[.M11]/20" office:value-type="float" office:value="93.6025467352344" calcext:value-type="float">
            <text:p>93.6025467352344</text:p>
          </table:table-cell>
          <table:table-cell/>
        </table:table-row>
        <table:table-row table:style-name="ro1">
          <table:table-cell table:number-columns-repeated="10"/>
          <table:table-cell table:formula="of:=[.K12]*20" office:value-type="float" office:value="29.3795425008969" calcext:value-type="float">
            <text:p>29.3795425008969</text:p>
          </table:table-cell>
          <table:table-cell/>
          <table:table-cell table:formula="of:=[.M12]/20" office:value-type="float" office:value="112.323056082281" calcext:value-type="float">
            <text:p>112.323056082281</text:p>
          </table:table-cell>
          <table:table-cell/>
        </table:table-row>
        <table:table-row table:style-name="ro1">
          <table:table-cell table:number-columns-repeated="10"/>
          <table:table-cell table:formula="of:=[.K13]*20" office:value-type="float" office:value="22.0346568756727" calcext:value-type="float">
            <text:p>22.0346568756727</text:p>
          </table:table-cell>
          <table:table-cell/>
          <table:table-cell table:formula="of:=[.M13]/20" office:value-type="float" office:value="149.764074776375" calcext:value-type="float">
            <text:p>149.764074776375</text:p>
          </table:table-cell>
          <table:table-cell/>
        </table:table-row>
        <table:table-row table:style-name="ro1">
          <table:table-cell table:number-columns-repeated="10"/>
          <table:table-cell table:formula="of:=[.K14]*20" office:value-type="float" office:value="19.5863616672646" calcext:value-type="float">
            <text:p>19.5863616672646</text:p>
          </table:table-cell>
          <table:table-cell/>
          <table:table-cell table:formula="of:=[.M14]/20" office:value-type="float" office:value="168.484584123422" calcext:value-type="float">
            <text:p>168.484584123422</text:p>
          </table:table-cell>
          <table:table-cell/>
        </table:table-row>
        <table:table-row table:style-name="ro1">
          <table:table-cell table:number-columns-repeated="10"/>
          <table:table-cell table:formula="of:=[.K15]*20" office:value-type="float" office:value="17.6277255005381" calcext:value-type="float">
            <text:p>17.6277255005381</text:p>
          </table:table-cell>
          <table:table-cell/>
          <table:table-cell table:formula="of:=[.M15]/20" office:value-type="float" office:value="187.205093470469" calcext:value-type="float">
            <text:p>187.205093470469</text:p>
          </table:table-cell>
          <table:table-cell/>
        </table:table-row>
        <table:table-row table:style-name="ro1">
          <table:table-cell table:number-columns-repeated="10"/>
          <table:table-cell table:formula="of:=[.K16]*20" office:value-type="float" office:value="14.6897712504484" calcext:value-type="float">
            <text:p>14.6897712504484</text:p>
          </table:table-cell>
          <table:table-cell/>
          <table:table-cell table:formula="of:=[.M16]/20" office:value-type="float" office:value="224.646112164562" calcext:value-type="float">
            <text:p>224.646112164562</text:p>
          </table:table-cell>
          <table:table-cell/>
        </table:table-row>
        <table:table-row table:style-name="ro1" table:number-rows-repeated="104853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18" loext:min-decimal-places="18" number:min-integer-digits="1"/>
    </number:number-style>
    <number:number-style style:name="N126">
      <number:number number:decimal-places="19" loext:min-decimal-places="19" number:min-integer-digits="1"/>
    </number:number-style>
    <number:number-style style:name="N127">
      <number:number number:decimal-places="20" loext:min-decimal-places="20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5" loext:min-decimal-places="5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19:53:30.5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6T21:03:52.168000000</meta:creation-date>
    <dc:date>2022-11-30T22:01:52.070000000</dc:date>
    <meta:editing-duration>P3DT2H34M46S</meta:editing-duration>
    <meta:editing-cycles>37</meta:editing-cycles>
    <meta:generator>LibreOffice/6.2.5.2$Windows_X86_64 LibreOffice_project/1ec314fa52f458adc18c4f025c545a4e8b22c159</meta:generator>
    <meta:document-statistic meta:table-count="1" meta:cell-count="1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2cm" svg:y="4.201cm" style:legend-expansion="high" chart:style-name="ch2"/>
        <chart:plot-area chart:style-name="ch3" table:cell-range-address="Sheet1.I1:Sheet1.I16 Sheet1.M1:Sheet1.M16" chart:data-source-has-labels="both" svg:x="0.32cm" svg:y="0.18cm" svg:width="13.302cm" svg:height="8.64cm">
          <chartooo:coordinate-region svg:x="1.312cm" svg:y="0.18cm" svg:width="12.169cm" svg:height="7.181cm"/>
          <chart:axis chart:dimension="x" chart:name="primary-x" chart:style-name="ch4" chartooo:axis-type="auto">
            <chartooo:date-scale/>
            <chart:categories table:cell-range-address="Sheet1.I2:Sheet1.I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M2:Sheet1.M16" chart:label-cell-address="Sheet1.M1:Sheet1.M1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0.888629737609329">
                <text:p>0.888629737609329</text:p>
                <draw:g>
                  <svg:desc>Sheet1.I2:Sheet1.I16</svg:desc>
                </draw:g>
              </table:table-cell>
              <table:table-cell office:value-type="float" office:value="37.4410186940938">
                <text:p>37.4410186940938</text:p>
                <draw:g>
                  <svg:desc>Sheet1.M2:Sheet1.M16</svg:desc>
                </draw:g>
              </table:table-cell>
            </table:table-row>
            <table:table-row>
              <table:table-cell office:value-type="float" office:value="1.77725947521866">
                <text:p>1.77725947521866</text:p>
              </table:table-cell>
              <table:table-cell office:value-type="float" office:value="74.8820373881875">
                <text:p>74.8820373881875</text:p>
              </table:table-cell>
            </table:table-row>
            <table:table-row>
              <table:table-cell office:value-type="float" office:value="3.55451895043732">
                <text:p>3.55451895043732</text:p>
              </table:table-cell>
              <table:table-cell office:value-type="float" office:value="149.764074776375">
                <text:p>149.764074776375</text:p>
              </table:table-cell>
            </table:table-row>
            <table:table-row>
              <table:table-cell office:value-type="float" office:value="5.33177842565598">
                <text:p>5.33177842565598</text:p>
              </table:table-cell>
              <table:table-cell office:value-type="float" office:value="224.646112164562">
                <text:p>224.646112164562</text:p>
              </table:table-cell>
            </table:table-row>
            <table:table-row>
              <table:table-cell office:value-type="float" office:value="7.10903790087464">
                <text:p>7.10903790087464</text:p>
              </table:table-cell>
              <table:table-cell office:value-type="float" office:value="299.52814955275">
                <text:p>299.52814955275</text:p>
              </table:table-cell>
            </table:table-row>
            <table:table-row>
              <table:table-cell office:value-type="float" office:value="8.8862973760933">
                <text:p>8.8862973760933</text:p>
              </table:table-cell>
              <table:table-cell office:value-type="float" office:value="374.410186940938">
                <text:p>374.410186940938</text:p>
              </table:table-cell>
            </table:table-row>
            <table:table-row>
              <table:table-cell office:value-type="float" office:value="17.7725947521866">
                <text:p>17.7725947521866</text:p>
              </table:table-cell>
              <table:table-cell office:value-type="float" office:value="748.820373881875">
                <text:p>748.820373881875</text:p>
              </table:table-cell>
            </table:table-row>
            <table:table-row>
              <table:table-cell office:value-type="float" office:value="26.6588921282799">
                <text:p>26.6588921282799</text:p>
              </table:table-cell>
              <table:table-cell office:value-type="float" office:value="1123.23056082281">
                <text:p>1123.23056082281</text:p>
              </table:table-cell>
            </table:table-row>
            <table:table-row>
              <table:table-cell office:value-type="float" office:value="35.5451895043732">
                <text:p>35.5451895043732</text:p>
              </table:table-cell>
              <table:table-cell office:value-type="float" office:value="1497.64074776375">
                <text:p>1497.64074776375</text:p>
              </table:table-cell>
            </table:table-row>
            <table:table-row>
              <table:table-cell office:value-type="float" office:value="44.4314868804665">
                <text:p>44.4314868804665</text:p>
              </table:table-cell>
              <table:table-cell office:value-type="float" office:value="1872.05093470469">
                <text:p>1872.05093470469</text:p>
              </table:table-cell>
            </table:table-row>
            <table:table-row>
              <table:table-cell office:value-type="float" office:value="53.3177842565598">
                <text:p>53.3177842565598</text:p>
              </table:table-cell>
              <table:table-cell office:value-type="float" office:value="2246.46112164562">
                <text:p>2246.46112164562</text:p>
              </table:table-cell>
            </table:table-row>
            <table:table-row>
              <table:table-cell office:value-type="float" office:value="71.0903790087464">
                <text:p>71.0903790087464</text:p>
              </table:table-cell>
              <table:table-cell office:value-type="float" office:value="2995.2814955275">
                <text:p>2995.2814955275</text:p>
              </table:table-cell>
            </table:table-row>
            <table:table-row>
              <table:table-cell office:value-type="float" office:value="79.9766763848397">
                <text:p>79.9766763848397</text:p>
              </table:table-cell>
              <table:table-cell office:value-type="float" office:value="3369.69168246843">
                <text:p>3369.69168246843</text:p>
              </table:table-cell>
            </table:table-row>
            <table:table-row>
              <table:table-cell office:value-type="float" office:value="88.862973760933">
                <text:p>88.862973760933</text:p>
              </table:table-cell>
              <table:table-cell office:value-type="float" office:value="3744.10186940938">
                <text:p>3744.10186940938</text:p>
              </table:table-cell>
            </table:table-row>
            <table:table-row>
              <table:table-cell office:value-type="float" office:value="106.63556851312">
                <text:p>106.63556851312</text:p>
              </table:table-cell>
              <table:table-cell office:value-type="float" office:value="4492.92224329125">
                <text:p>4492.92224329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